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4011466440678" calcext:value-type="float">
            <text:p>2.40115</text:p>
          </table:table-cell>
          <table:table-cell office:value-type="float" office:value="2.07887624858757" calcext:value-type="float">
            <text:p>2.07888</text:p>
          </table:table-cell>
          <table:table-cell office:value-type="float" office:value="2.73656352542373" calcext:value-type="float">
            <text:p>2.736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9157963841808" calcext:value-type="float">
            <text:p>2.39158</text:p>
          </table:table-cell>
          <table:table-cell office:value-type="float" office:value="2.02435613559322" calcext:value-type="float">
            <text:p>2.02436</text:p>
          </table:table-cell>
          <table:table-cell office:value-type="float" office:value="2.71394820338983" calcext:value-type="float">
            <text:p>2.713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087566101695" calcext:value-type="float">
            <text:p>2.37088</text:p>
          </table:table-cell>
          <table:table-cell office:value-type="float" office:value="2.07659837288136" calcext:value-type="float">
            <text:p>2.0766</text:p>
          </table:table-cell>
          <table:table-cell office:value-type="float" office:value="2.58601057627119" calcext:value-type="float">
            <text:p>2.586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483272316384" calcext:value-type="float">
            <text:p>2.20483</text:p>
          </table:table-cell>
          <table:table-cell office:value-type="float" office:value="2.36042933333333" calcext:value-type="float">
            <text:p>2.36043</text:p>
          </table:table-cell>
          <table:table-cell office:value-type="float" office:value="3.16722738983051" calcext:value-type="float">
            <text:p>3.167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51256497175" calcext:value-type="float">
            <text:p>2.22251</text:p>
          </table:table-cell>
          <table:table-cell office:value-type="float" office:value="2.35674872316384" calcext:value-type="float">
            <text:p>2.35675</text:p>
          </table:table-cell>
          <table:table-cell office:value-type="float" office:value="3.18181342372881" calcext:value-type="float">
            <text:p>3.181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954348022599" calcext:value-type="float">
            <text:p>2.33954</text:p>
          </table:table-cell>
          <table:table-cell office:value-type="float" office:value="2.07901963841808" calcext:value-type="float">
            <text:p>2.07902</text:p>
          </table:table-cell>
          <table:table-cell office:value-type="float" office:value="2.69915715254237" calcext:value-type="float">
            <text:p>2.699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043516384181" calcext:value-type="float">
            <text:p>2.24044</text:p>
          </table:table-cell>
          <table:table-cell office:value-type="float" office:value="2.33010442937853" calcext:value-type="float">
            <text:p>2.3301</text:p>
          </table:table-cell>
          <table:table-cell office:value-type="float" office:value="3.11436610169492" calcext:value-type="float">
            <text:p>3.114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95775819209" calcext:value-type="float">
            <text:p>2.21958</text:p>
          </table:table-cell>
          <table:table-cell office:value-type="float" office:value="2.32363148022599" calcext:value-type="float">
            <text:p>2.32363</text:p>
          </table:table-cell>
          <table:table-cell office:value-type="float" office:value="3.13304352542373" calcext:value-type="float">
            <text:p>3.133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874623728814" calcext:value-type="float">
            <text:p>2.31875</text:p>
          </table:table-cell>
          <table:table-cell office:value-type="float" office:value="2.182052" calcext:value-type="float">
            <text:p>2.18205</text:p>
          </table:table-cell>
          <table:table-cell office:value-type="float" office:value="2.97514169491525" calcext:value-type="float">
            <text:p>2.975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46935819209" calcext:value-type="float">
            <text:p>2.31469</text:p>
          </table:table-cell>
          <table:table-cell office:value-type="float" office:value="2.09310228248588" calcext:value-type="float">
            <text:p>2.0931</text:p>
          </table:table-cell>
          <table:table-cell office:value-type="float" office:value="2.65412989830508" calcext:value-type="float">
            <text:p>2.654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828951412429" calcext:value-type="float">
            <text:p>2.30829</text:p>
          </table:table-cell>
          <table:table-cell office:value-type="float" office:value="2.11919233898305" calcext:value-type="float">
            <text:p>2.11919</text:p>
          </table:table-cell>
          <table:table-cell office:value-type="float" office:value="2.7757206779661" calcext:value-type="float">
            <text:p>2.775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0807218079096" calcext:value-type="float">
            <text:p>2.30807</text:p>
          </table:table-cell>
          <table:table-cell office:value-type="float" office:value="2.19873071186441" calcext:value-type="float">
            <text:p>2.19873</text:p>
          </table:table-cell>
          <table:table-cell office:value-type="float" office:value="2.97017138983051" calcext:value-type="float">
            <text:p>2.970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6009039548" calcext:value-type="float">
            <text:p>2.2816</text:p>
          </table:table-cell>
          <table:table-cell office:value-type="float" office:value="2.25976621468927" calcext:value-type="float">
            <text:p>2.25977</text:p>
          </table:table-cell>
          <table:table-cell office:value-type="float" office:value="3.29890576271186" calcext:value-type="float">
            <text:p>3.298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77649717514" calcext:value-type="float">
            <text:p>2.24778</text:p>
          </table:table-cell>
          <table:table-cell office:value-type="float" office:value="2.27703491525424" calcext:value-type="float">
            <text:p>2.27703</text:p>
          </table:table-cell>
          <table:table-cell office:value-type="float" office:value="3.22866169491525" calcext:value-type="float">
            <text:p>3.228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351265536723" calcext:value-type="float">
            <text:p>2.27351</text:p>
          </table:table-cell>
          <table:table-cell office:value-type="float" office:value="2.22405254237288" calcext:value-type="float">
            <text:p>2.22405</text:p>
          </table:table-cell>
          <table:table-cell office:value-type="float" office:value="3.08413640677966" calcext:value-type="float">
            <text:p>3.084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459150282486" calcext:value-type="float">
            <text:p>2.21459</text:p>
          </table:table-cell>
          <table:table-cell office:value-type="float" office:value="2.27335421468927" calcext:value-type="float">
            <text:p>2.27335</text:p>
          </table:table-cell>
          <table:table-cell office:value-type="float" office:value="2.98576461016949" calcext:value-type="float">
            <text:p>2.985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07256497175" calcext:value-type="float">
            <text:p>2.26907</text:p>
          </table:table-cell>
          <table:table-cell office:value-type="float" office:value="2.21245075706215" calcext:value-type="float">
            <text:p>2.21245</text:p>
          </table:table-cell>
          <table:table-cell office:value-type="float" office:value="2.94006671186441" calcext:value-type="float">
            <text:p>2.940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704485875706" calcext:value-type="float">
            <text:p>2.26704</text:p>
          </table:table-cell>
          <table:table-cell office:value-type="float" office:value="2.24119785310734" calcext:value-type="float">
            <text:p>2.2412</text:p>
          </table:table-cell>
          <table:table-cell office:value-type="float" office:value="2.93784081355932" calcext:value-type="float">
            <text:p>2.937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549579661017" calcext:value-type="float">
            <text:p>2.2655</text:p>
          </table:table-cell>
          <table:table-cell office:value-type="float" office:value="2.24678393220339" calcext:value-type="float">
            <text:p>2.24678</text:p>
          </table:table-cell>
          <table:table-cell office:value-type="float" office:value="3.09232433898305" calcext:value-type="float">
            <text:p>3.092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42411299435" calcext:value-type="float">
            <text:p>2.26542</text:p>
          </table:table-cell>
          <table:table-cell office:value-type="float" office:value="2.20816072316384" calcext:value-type="float">
            <text:p>2.20816</text:p>
          </table:table-cell>
          <table:table-cell office:value-type="float" office:value="2.93973830508475" calcext:value-type="float">
            <text:p>2.9397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6238266666667" calcext:value-type="float">
            <text:p>2.26238</text:p>
          </table:table-cell>
          <table:table-cell office:value-type="float" office:value="2.23252763841808" calcext:value-type="float">
            <text:p>2.23253</text:p>
          </table:table-cell>
          <table:table-cell office:value-type="float" office:value="2.88703972881356" calcext:value-type="float">
            <text:p>2.887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55129943503" calcext:value-type="float">
            <text:p>2.26155</text:p>
          </table:table-cell>
          <table:table-cell office:value-type="float" office:value="2.24304598870056" calcext:value-type="float">
            <text:p>2.24305</text:p>
          </table:table-cell>
          <table:table-cell office:value-type="float" office:value="2.94861071186441" calcext:value-type="float">
            <text:p>2.948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92068700565" calcext:value-type="float">
            <text:p>2.25921</text:p>
          </table:table-cell>
          <table:table-cell office:value-type="float" office:value="2.23887138983051" calcext:value-type="float">
            <text:p>2.23887</text:p>
          </table:table-cell>
          <table:table-cell office:value-type="float" office:value="2.99614888135593" calcext:value-type="float">
            <text:p>2.996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786621468927" calcext:value-type="float">
            <text:p>2.25787</text:p>
          </table:table-cell>
          <table:table-cell office:value-type="float" office:value="2.26762632768362" calcext:value-type="float">
            <text:p>2.26763</text:p>
          </table:table-cell>
          <table:table-cell office:value-type="float" office:value="3.25445369491525" calcext:value-type="float">
            <text:p>3.254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573340112994" calcext:value-type="float">
            <text:p>2.25573</text:p>
          </table:table-cell>
          <table:table-cell office:value-type="float" office:value="2.21828492655367" calcext:value-type="float">
            <text:p>2.21828</text:p>
          </table:table-cell>
          <table:table-cell office:value-type="float" office:value="2.94568786440678" calcext:value-type="float">
            <text:p>2.945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5889039548" calcext:value-type="float">
            <text:p>2.25359</text:p>
          </table:table-cell>
          <table:table-cell office:value-type="float" office:value="2.23781082485876" calcext:value-type="float">
            <text:p>2.23781</text:p>
          </table:table-cell>
          <table:table-cell office:value-type="float" office:value="2.84698006779661" calcext:value-type="float">
            <text:p>2.846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34555932203" calcext:value-type="float">
            <text:p>2.25235</text:p>
          </table:table-cell>
          <table:table-cell office:value-type="float" office:value="2.242972" calcext:value-type="float">
            <text:p>2.24297</text:p>
          </table:table-cell>
          <table:table-cell office:value-type="float" office:value="2.84198562711864" calcext:value-type="float">
            <text:p>2.841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37646779661" calcext:value-type="float">
            <text:p>2.24376</text:p>
          </table:table-cell>
          <table:table-cell office:value-type="float" office:value="2.22889642937853" calcext:value-type="float">
            <text:p>2.2289</text:p>
          </table:table-cell>
          <table:table-cell office:value-type="float" office:value="2.88821396610169" calcext:value-type="float">
            <text:p>2.888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426195480226" calcext:value-type="float">
            <text:p>2.24262</text:p>
          </table:table-cell>
          <table:table-cell office:value-type="float" office:value="2.33722937853107" calcext:value-type="float">
            <text:p>2.33723</text:p>
          </table:table-cell>
          <table:table-cell office:value-type="float" office:value="3.25760352542373" calcext:value-type="float">
            <text:p>3.25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23685875706" calcext:value-type="float">
            <text:p>2.23924</text:p>
          </table:table-cell>
          <table:table-cell office:value-type="float" office:value="2.29978476836158" calcext:value-type="float">
            <text:p>2.29978</text:p>
          </table:table-cell>
          <table:table-cell office:value-type="float" office:value="2.99927511864407" calcext:value-type="float">
            <text:p>2.999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38038418079" calcext:value-type="float">
            <text:p>2.23838</text:p>
          </table:table-cell>
          <table:table-cell office:value-type="float" office:value="2.22703846327684" calcext:value-type="float">
            <text:p>2.22704</text:p>
          </table:table-cell>
          <table:table-cell office:value-type="float" office:value="2.84578250847458" calcext:value-type="float">
            <text:p>2.845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73378531073" calcext:value-type="float">
            <text:p>2.23473</text:p>
          </table:table-cell>
          <table:table-cell office:value-type="float" office:value="2.20572169491525" calcext:value-type="float">
            <text:p>2.20572</text:p>
          </table:table-cell>
          <table:table-cell office:value-type="float" office:value="2.69986359322034" calcext:value-type="float">
            <text:p>2.699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68237288136" calcext:value-type="float">
            <text:p>2.23468</text:p>
          </table:table-cell>
          <table:table-cell office:value-type="float" office:value="2.17169186440678" calcext:value-type="float">
            <text:p>2.17169</text:p>
          </table:table-cell>
          <table:table-cell office:value-type="float" office:value="2.71639972881356" calcext:value-type="float">
            <text:p>2.71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22524293785" calcext:value-type="float">
            <text:p>2.23223</text:p>
          </table:table-cell>
          <table:table-cell office:value-type="float" office:value="2.33964388700565" calcext:value-type="float">
            <text:p>2.33964</text:p>
          </table:table-cell>
          <table:table-cell office:value-type="float" office:value="3.21353871186441" calcext:value-type="float">
            <text:p>3.213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8544180791" calcext:value-type="float">
            <text:p>2.22885</text:p>
          </table:table-cell>
          <table:table-cell office:value-type="float" office:value="2.32766244067797" calcext:value-type="float">
            <text:p>2.32766</text:p>
          </table:table-cell>
          <table:table-cell office:value-type="float" office:value="3.13273111864407" calcext:value-type="float">
            <text:p>3.132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80079096045" calcext:value-type="float">
            <text:p>2.2258</text:p>
          </table:table-cell>
          <table:table-cell office:value-type="float" office:value="2.2568984180791" calcext:value-type="float">
            <text:p>2.2569</text:p>
          </table:table-cell>
          <table:table-cell office:value-type="float" office:value="2.82978413559322" calcext:value-type="float">
            <text:p>2.829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450284745763" calcext:value-type="float">
            <text:p>2.2245</text:p>
          </table:table-cell>
          <table:table-cell office:value-type="float" office:value="2.28973697175141" calcext:value-type="float">
            <text:p>2.28974</text:p>
          </table:table-cell>
          <table:table-cell office:value-type="float" office:value="2.93460962711864" calcext:value-type="float">
            <text:p>2.934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35896045198" calcext:value-type="float">
            <text:p>2.22236</text:p>
          </table:table-cell>
          <table:table-cell office:value-type="float" office:value="2.224108" calcext:value-type="float">
            <text:p>2.22411</text:p>
          </table:table-cell>
          <table:table-cell office:value-type="float" office:value="2.74564122033898" calcext:value-type="float">
            <text:p>2.745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8037740113" calcext:value-type="float">
            <text:p>2.2228</text:p>
          </table:table-cell>
          <table:table-cell office:value-type="float" office:value="2.24231541242938" calcext:value-type="float">
            <text:p>2.24232</text:p>
          </table:table-cell>
          <table:table-cell office:value-type="float" office:value="2.84215077966102" calcext:value-type="float">
            <text:p>2.842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543529943503" calcext:value-type="float">
            <text:p>2.21544</text:p>
          </table:table-cell>
          <table:table-cell office:value-type="float" office:value="2.31337665536723" calcext:value-type="float">
            <text:p>2.31338</text:p>
          </table:table-cell>
          <table:table-cell office:value-type="float" office:value="3.15011498305085" calcext:value-type="float">
            <text:p>3.150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43190960452" calcext:value-type="float">
            <text:p>2.26443</text:p>
          </table:table-cell>
          <table:table-cell office:value-type="float" office:value="2.21500885875706" calcext:value-type="float">
            <text:p>2.21501</text:p>
          </table:table-cell>
          <table:table-cell office:value-type="float" office:value="2.7823186440678" calcext:value-type="float">
            <text:p>2.782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5599240677966" calcext:value-type="float">
            <text:p>2.25599</text:p>
          </table:table-cell>
          <table:table-cell office:value-type="float" office:value="2.21475658757062" calcext:value-type="float">
            <text:p>2.21476</text:p>
          </table:table-cell>
          <table:table-cell office:value-type="float" office:value="2.93762576271186" calcext:value-type="float">
            <text:p>2.937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4454601129943" calcext:value-type="float">
            <text:p>2.24455</text:p>
          </table:table-cell>
          <table:table-cell office:value-type="float" office:value="2.21024409039548" calcext:value-type="float">
            <text:p>2.21024</text:p>
          </table:table-cell>
          <table:table-cell office:value-type="float" office:value="3.0328466440678" calcext:value-type="float">
            <text:p>3.032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7738079096" calcext:value-type="float">
            <text:p>2.20977</text:p>
          </table:table-cell>
          <table:table-cell office:value-type="float" office:value="2.32904465536723" calcext:value-type="float">
            <text:p>2.32904</text:p>
          </table:table-cell>
          <table:table-cell office:value-type="float" office:value="3.04265111864407" calcext:value-type="float">
            <text:p>3.042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067606779661" calcext:value-type="float">
            <text:p>2.20068</text:p>
          </table:table-cell>
          <table:table-cell office:value-type="float" office:value="2.20798318644068" calcext:value-type="float">
            <text:p>2.20798</text:p>
          </table:table-cell>
          <table:table-cell office:value-type="float" office:value="2.76858711864407" calcext:value-type="float">
            <text:p>2.768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89028248588" calcext:value-type="float">
            <text:p>2.20789</text:p>
          </table:table-cell>
          <table:table-cell office:value-type="float" office:value="2.34128768361582" calcext:value-type="float">
            <text:p>2.34129</text:p>
          </table:table-cell>
          <table:table-cell office:value-type="float" office:value="3.12741396610169" calcext:value-type="float">
            <text:p>3.127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04239548023" calcext:value-type="float">
            <text:p>2.20704</text:p>
          </table:table-cell>
          <table:table-cell office:value-type="float" office:value="2.36414849717514" calcext:value-type="float">
            <text:p>2.36415</text:p>
          </table:table-cell>
          <table:table-cell office:value-type="float" office:value="3.15266657627119" calcext:value-type="float">
            <text:p>3.152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476879096045" calcext:value-type="float">
            <text:p>2.20477</text:p>
          </table:table-cell>
          <table:table-cell office:value-type="float" office:value="2.33935647457627" calcext:value-type="float">
            <text:p>2.33936</text:p>
          </table:table-cell>
          <table:table-cell office:value-type="float" office:value="3.18934427118644" calcext:value-type="float">
            <text:p>3.189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43920903955" calcext:value-type="float">
            <text:p>2.20144</text:p>
          </table:table-cell>
          <table:table-cell office:value-type="float" office:value="2.34791875706215" calcext:value-type="float">
            <text:p>2.34792</text:p>
          </table:table-cell>
          <table:table-cell office:value-type="float" office:value="3.15422644067797" calcext:value-type="float">
            <text:p>3.154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902501694915" calcext:value-type="float">
            <text:p>2.19903</text:p>
          </table:table-cell>
          <table:table-cell office:value-type="float" office:value="2.21255857627119" calcext:value-type="float">
            <text:p>2.21256</text:p>
          </table:table-cell>
          <table:table-cell office:value-type="float" office:value="2.72518372881356" calcext:value-type="float">
            <text:p>2.725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736842937853" calcext:value-type="float">
            <text:p>2.19737</text:p>
          </table:table-cell>
          <table:table-cell office:value-type="float" office:value="2.33919916384181" calcext:value-type="float">
            <text:p>2.3392</text:p>
          </table:table-cell>
          <table:table-cell office:value-type="float" office:value="3.16854508474576" calcext:value-type="float">
            <text:p>3.168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22133333333" calcext:value-type="float">
            <text:p>2.18522</text:p>
          </table:table-cell>
          <table:table-cell office:value-type="float" office:value="2.41690924293785" calcext:value-type="float">
            <text:p>2.41691</text:p>
          </table:table-cell>
          <table:table-cell office:value-type="float" office:value="3.29706061016949" calcext:value-type="float">
            <text:p>3.297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365866666667" calcext:value-type="float">
            <text:p>2.18366</text:p>
          </table:table-cell>
          <table:table-cell office:value-type="float" office:value="2.39176522033898" calcext:value-type="float">
            <text:p>2.39177</text:p>
          </table:table-cell>
          <table:table-cell office:value-type="float" office:value="3.17760271186441" calcext:value-type="float">
            <text:p>3.17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062962711864" calcext:value-type="float">
            <text:p>2.18063</text:p>
          </table:table-cell>
          <table:table-cell office:value-type="float" office:value="2.32540601129944" calcext:value-type="float">
            <text:p>2.32541</text:p>
          </table:table-cell>
          <table:table-cell office:value-type="float" office:value="3.03392271186441" calcext:value-type="float">
            <text:p>3.033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443595480226" calcext:value-type="float">
            <text:p>2.29444</text:p>
          </table:table-cell>
          <table:table-cell office:value-type="float" office:value="2.17662578531073" calcext:value-type="float">
            <text:p>2.17663</text:p>
          </table:table-cell>
          <table:table-cell office:value-type="float" office:value="3.02685694915254" calcext:value-type="float">
            <text:p>3.026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0844707344633" calcext:value-type="float">
            <text:p>2.10845</text:p>
          </table:table-cell>
          <table:table-cell office:value-type="float" office:value="2.48205961581921" calcext:value-type="float">
            <text:p>2.48206</text:p>
          </table:table-cell>
          <table:table-cell office:value-type="float" office:value="3.05590589830508" calcext:value-type="float">
            <text:p>3.055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9962375141243" calcext:value-type="float">
            <text:p>2.29962</text:p>
          </table:table-cell>
          <table:table-cell office:value-type="float" office:value="2.10702103954802" calcext:value-type="float">
            <text:p>2.10702</text:p>
          </table:table-cell>
          <table:table-cell office:value-type="float" office:value="2.68416623728814" calcext:value-type="float">
            <text:p>2.684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579446327684" calcext:value-type="float">
            <text:p>2.34579</text:p>
          </table:table-cell>
          <table:table-cell office:value-type="float" office:value="2.07679593220339" calcext:value-type="float">
            <text:p>2.0768</text:p>
          </table:table-cell>
          <table:table-cell office:value-type="float" office:value="2.77645288135593" calcext:value-type="float">
            <text:p>2.776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099873446328" calcext:value-type="float">
            <text:p>2.071</text:p>
          </table:table-cell>
          <table:table-cell office:value-type="float" office:value="2.55017014689266" calcext:value-type="float">
            <text:p>2.55017</text:p>
          </table:table-cell>
          <table:table-cell office:value-type="float" office:value="3.14325640677966" calcext:value-type="float">
            <text:p>3.143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38479410169492" calcext:value-type="float">
            <text:p>2.38479</text:p>
          </table:table-cell>
          <table:table-cell office:value-type="float" office:value="2.02030992090395" calcext:value-type="float">
            <text:p>2.02031</text:p>
          </table:table-cell>
          <table:table-cell office:value-type="float" office:value="2.61623701694915" calcext:value-type="float">
            <text:p>2.616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0" calcext:value-type="float">
            <text:p>0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5" calcext:value-type="float">
            <text:p>5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5" calcext:value-type="float">
            <text:p>5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9:18.774260047</dc:date>
    <meta:document-statistic meta:table-count="1" meta:cell-count="4636" meta:object-count="0"/>
    <meta:generator>LibreOffice/4.2.8.2$Linux_X86_64 LibreOffice_project/420m0$Build-2</meta:generator>
  </office:meta>
</office:document-meta>
</file>